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2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3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4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15" style:family="text" style:parent-style-name="Default_20_Paragraph_20_Font">
      <style:text-properties style:text-line-through-style="none" fo:font-style="normal" style:font-style-asian="normal" style:font-style-complex="normal" fo:color="#bb8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Heading_20_1">
      <style:paragraph-properties fo:text-align="left" fo:break-before="auto" fo:text-indent="0cm" fo:line-height="115%" fo:margin-top="0.847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Heading_20_3">
      <style:paragraph-properties fo:text-align="left" fo:break-before="auto" fo:text-indent="0cm" fo:line-height="115%" fo:margin-top="0.494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5.725cm" fo:margin-left="-0.176cm"/>
    </style:style>
    <style:style style:name="Column1" style:family="table-column">
      <style:table-column-properties style:column-width="5.9cm"/>
    </style:style>
    <style:style style:name="Column2" style:family="table-column">
      <style:table-column-properties style:column-width="2.752cm"/>
    </style:style>
    <style:style style:name="Column3" style:family="table-column">
      <style:table-column-properties style:column-width="1.984cm"/>
    </style:style>
    <style:style style:name="Column4" style:family="table-column">
      <style:table-column-properties style:column-width="5.05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0_6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2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3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4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5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6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6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T31_6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University</text:span><text:span text:style-name="T1_2"><text:s/></text:span><text:span text:style-name="T1_3">of</text:span><text:span text:style-name="T1_4"><text:s/></text:span><text:span text:style-name="T1_5">British</text:span><text:span text:style-name="T1_6"><text:s/></text:span><text:span text:style-name="T1_7">Columbia</text:span><text:span text:style-name="T1_8">,<text:s/></text:span><text:span text:style-name="T1_9">Department</text:span><text:span text:style-name="T1_10"><text:s/></text:span><text:span text:style-name="T1_11">of</text:span><text:span text:style-name="T1_12"><text:s/></text:span><text:span text:style-name="T1_13">Computer</text:span><text:span text:style-name="T1_14"><text:s/></text:span><text:span text:style-name="T1_15">Science</text:span></text:p>
      <text:h text:style-name="P2"><text:span text:style-name="T2_1">CPSC</text:span><text:span text:style-name="T2_2"><text:s/>304<text:s/></text:span></text:h>
      <text:h text:style-name="P3"><text:span text:style-name="T3_1">Summer</text:span><text:span text:style-name="T3_2"><text:s/>2011</text:span></text:h>
      <text:h text:style-name="P4"><text:span text:style-name="T4_1">Project</text:span><text:span text:style-name="T4_2"><text:s/></text:span><text:span text:style-name="T4_3">Part</text:span><text:span text:style-name="T4_4"> <text:s/>__2__</text:span></text:h>
      <text:p text:style-name="P5"><text:span text:style-name="T5_1"><text:s/></text:span></text:p>
      <text:h text:style-name="P6"><text:span text:style-name="T6_1">Group</text:span><text:span text:style-name="T6_2"><text:s/></text:span><text:span text:style-name="T6_3">Members</text:span><text:span text:style-name="T6_4">:</text:span></text:h>
      <text:p text:style-name="P7"><text:span text:style-name="T7_1">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8"><text:span text:style-name="T8_1">Name</text:span></text:p>
          </table:table-cell>
          <table:table-cell table:style-name="Cell2">
            <text:p text:style-name="P9"><text:span text:style-name="T9_1">Student</text:span><text:span text:style-name="T9_2"><text:s/></text:span><text:span text:style-name="T9_3">Number</text:span></text:p>
          </table:table-cell>
          <table:table-cell table:style-name="Cell3">
            <text:p text:style-name="P10"><text:span text:style-name="T10_1">Unix</text:span><text:span text:style-name="T10_2"><text:s/></text:span><text:span text:style-name="T10_3">ID</text:span></text:p>
          </table:table-cell>
          <table:table-cell table:style-name="Cell4">
            <text:p text:style-name="P11"><text:span text:style-name="T11_1">Email</text:span><text:span text:style-name="T11_2"><text:s/></text:span><text:span text:style-name="T11_3">Address</text:span></text:p>
          </table:table-cell>
        </table:table-row>
        <table:table-row table:style-name="Row2">
          <table:table-cell table:style-name="Cell5">
            <text:p text:style-name="P12"><text:span text:style-name="T12_1"><text:s/></text:span><text:span text:style-name="T12_2">Richard</text:span><text:span text:style-name="T12_3"><text:s/></text:span><text:span text:style-name="T12_4">Lum</text:span></text:p>
          </table:table-cell>
          <table:table-cell table:style-name="Cell6">
            <text:p text:style-name="P13"><text:span text:style-name="T13_1"><text:s/>41671785</text:span></text:p>
          </table:table-cell>
          <table:table-cell table:style-name="Cell7">
            <text:p text:style-name="P14"><text:span text:style-name="T14_1"><text:s/></text:span><text:span text:style-name="T14_2">i</text:span><text:span text:style-name="T14_3">0</text:span><text:span text:style-name="T14_4">r</text:span><text:span text:style-name="T14_5">7</text:span></text:p>
          </table:table-cell>
          <table:table-cell table:style-name="Cell8">
            <text:p text:style-name="P15"><text:span text:style-name="T15_1"><text:s/></text:span><text:span text:style-name="T15_2">richardlum</text:span><text:span text:style-name="T15_3">13@</text:span><text:span text:style-name="T15_4">gmail</text:span><text:span text:style-name="T15_5">.</text:span><text:span text:style-name="T15_6">com</text:span></text:p>
          </table:table-cell>
        </table:table-row>
        <table:table-row table:style-name="Row3">
          <table:table-cell table:style-name="Cell9">
            <text:p text:style-name="P16"><text:span text:style-name="T16_1"><text:s/></text:span><text:span text:style-name="T16_2">Rafael</text:span><text:span text:style-name="T16_3"><text:s/></text:span><text:span text:style-name="T16_4">Tovar</text:span></text:p>
          </table:table-cell>
          <table:table-cell table:style-name="Cell10">
            <text:p text:style-name="P17"><text:span text:style-name="T17_1"><text:s/>35433093</text:span></text:p>
          </table:table-cell>
          <table:table-cell table:style-name="Cell11">
            <text:p text:style-name="P18"><text:span text:style-name="T18_1"><text:s/></text:span><text:span text:style-name="T18_2">a</text:span><text:span text:style-name="T18_3">9</text:span><text:span text:style-name="T18_4">g</text:span><text:span text:style-name="T18_5">7</text:span></text:p>
          </table:table-cell>
          <table:table-cell table:style-name="Cell12">
            <text:p text:style-name="P19"><text:span text:style-name="T19_1"><text:s/></text:span><text:span text:style-name="T19_2">rtovarm</text:span><text:span text:style-name="T19_3">@</text:span><text:span text:style-name="T19_4">gmail</text:span><text:span text:style-name="T19_5">.</text:span><text:span text:style-name="T19_6">com</text:span></text:p>
          </table:table-cell>
        </table:table-row>
        <table:table-row table:style-name="Row4">
          <table:table-cell table:style-name="Cell13">
            <text:p text:style-name="P20"><text:span text:style-name="T20_1"><text:s/></text:span><text:span text:style-name="T20_2">Kevin</text:span><text:span text:style-name="T20_3"><text:s/></text:span><text:span text:style-name="T20_4">Butto</text:span></text:p>
          </table:table-cell>
          <table:table-cell table:style-name="Cell14">
            <text:p text:style-name="P21"><text:span text:style-name="T21_1"><text:s/>49127087</text:span></text:p>
          </table:table-cell>
          <table:table-cell table:style-name="Cell15">
            <text:p text:style-name="P22"><text:span text:style-name="T22_1"><text:s/></text:span><text:span text:style-name="T22_2">p</text:span><text:span text:style-name="T22_3">7</text:span><text:span text:style-name="T22_4">x</text:span><text:span text:style-name="T22_5">6</text:span></text:p>
          </table:table-cell>
          <table:table-cell table:style-name="Cell16">
            <text:p text:style-name="P23"><text:span text:style-name="T23_1">salvatore</text:span><text:span text:style-name="T23_2">121@</text:span><text:span text:style-name="T23_3">gmail</text:span><text:span text:style-name="T23_4">.</text:span><text:span text:style-name="T23_5">com</text:span></text:p>
          </table:table-cell>
        </table:table-row>
        <table:table-row table:style-name="Row5">
          <table:table-cell table:style-name="Cell17">
            <text:p text:style-name="P24"><text:span text:style-name="T24_1"><text:s/></text:span><text:span text:style-name="T24_2">Yaphet</text:span><text:span text:style-name="T24_3"><text:s/></text:span><text:span text:style-name="T24_4">F</text:span><text:span text:style-name="T24_5"><text:s/></text:span><text:span text:style-name="T24_6">Kajatt</text:span><text:span text:style-name="T24_7"><text:s/></text:span><text:span text:style-name="T24_8">Vaccari</text:span></text:p>
          </table:table-cell>
          <table:table-cell table:style-name="Cell18">
            <text:p text:style-name="P25"><text:span text:style-name="T25_1"><text:s/>39418090</text:span></text:p>
          </table:table-cell>
          <table:table-cell table:style-name="Cell19">
            <text:p text:style-name="P26"><text:span text:style-name="T26_1"><text:s/></text:span><text:span text:style-name="T26_2">l</text:span><text:span text:style-name="T26_3">7</text:span><text:span text:style-name="T26_4">h</text:span><text:span text:style-name="T26_5">4</text:span></text:p>
          </table:table-cell>
          <table:table-cell table:style-name="Cell20">
            <text:p text:style-name="P27"><text:span text:style-name="T27_1"><text:s/></text:span><text:span text:style-name="T27_2">kajatty</text:span><text:span text:style-name="T27_3">@</text:span><text:span text:style-name="T27_4">gmail</text:span><text:span text:style-name="T27_5">.</text:span><text:span text:style-name="T27_6">com</text:span></text:p>
          </table:table-cell>
        </table:table-row>
      </table:table>
      <text:p text:style-name="P28"/>
      <text:p text:style-name="P29"><text:span text:style-name="T29_1"><text:s/></text:span></text:p>
      <text:p text:style-name="P30"><text:span text:style-name="T30_1">By</text:span><text:span text:style-name="T30_2"><text:s/></text:span><text:span text:style-name="T30_3">typing</text:span><text:span text:style-name="T30_4"><text:s/></text:span><text:span text:style-name="T30_5">our</text:span><text:span text:style-name="T30_6"><text:s/></text:span><text:span text:style-name="T30_7">names</text:span><text:span text:style-name="T30_8"><text:s/></text:span><text:span text:style-name="T30_9">and</text:span><text:span text:style-name="T30_10"><text:s/></text:span><text:span text:style-name="T30_11">student</text:span><text:span text:style-name="T30_12"><text:s/></text:span><text:span text:style-name="T30_13">numbers</text:span><text:span text:style-name="T30_14"><text:s/></text:span><text:span text:style-name="T30_15">in</text:span><text:span text:style-name="T30_16"><text:s/></text:span><text:span text:style-name="T30_17">the</text:span><text:span text:style-name="T30_18"><text:s/></text:span><text:span text:style-name="T30_19">above</text:span><text:span text:style-name="T30_20"><text:s/></text:span><text:span text:style-name="T30_21">table</text:span><text:span text:style-name="T30_22">,<text:s/></text:span><text:span text:style-name="T30_23">we</text:span><text:span text:style-name="T30_24"><text:s/></text:span><text:span text:style-name="T30_25">certify</text:span><text:span text:style-name="T30_26"><text:s/></text:span><text:span text:style-name="T30_27">that</text:span><text:span text:style-name="T30_28"><text:s/></text:span><text:span text:style-name="T30_29">the</text:span><text:span text:style-name="T30_30"><text:s/></text:span><text:span text:style-name="T30_31">work</text:span><text:span text:style-name="T30_32"><text:s/></text:span><text:span text:style-name="T30_33">in</text:span><text:span text:style-name="T30_34"><text:s/></text:span><text:span text:style-name="T30_35">the</text:span><text:span text:style-name="T30_36"><text:s/></text:span><text:span text:style-name="T30_37">attached</text:span><text:span text:style-name="T30_38"><text:s/></text:span><text:span text:style-name="T30_39">assignment</text:span><text:span text:style-name="T30_40"><text:s/></text:span><text:span text:style-name="T30_41">was</text:span><text:span text:style-name="T30_42"><text:s/></text:span><text:span text:style-name="T30_43">performed</text:span><text:span text:style-name="T30_44"><text:s/></text:span><text:span text:style-name="T30_45">solely</text:span><text:span text:style-name="T30_46"><text:s/></text:span><text:span text:style-name="T30_47">by</text:span><text:span text:style-name="T30_48"><text:s/></text:span><text:span text:style-name="T30_49">those</text:span><text:span text:style-name="T30_50"><text:s/></text:span><text:span text:style-name="T30_51">whose</text:span><text:span text:style-name="T30_52"><text:s/></text:span><text:span text:style-name="T30_53">names</text:span><text:span text:style-name="T30_54"><text:s/></text:span><text:span text:style-name="T30_55">and</text:span><text:span text:style-name="T30_56"><text:s/></text:span><text:span text:style-name="T30_57">student</text:span><text:span text:style-name="T30_58"><text:s/></text:span><text:span text:style-name="T30_59">IDs</text:span><text:span text:style-name="T30_60"><text:s/></text:span><text:span text:style-name="T30_61">are</text:span><text:span text:style-name="T30_62"><text:s/></text:span><text:span text:style-name="T30_63">included</text:span><text:span text:style-name="T30_64"><text:s/></text:span><text:span text:style-name="T30_65">above</text:span><text:span text:style-name="T30_66">.</text:span></text:p>
      <text:p text:style-name="P31"><text:span text:style-name="T31_1">In</text:span><text:span text:style-name="T31_2"><text:s/></text:span><text:span text:style-name="T31_3">addition</text:span><text:span text:style-name="T31_4">,<text:s/></text:span><text:span text:style-name="T31_5">we</text:span><text:span text:style-name="T31_6"><text:s/></text:span><text:span text:style-name="T31_7">indicate</text:span><text:span text:style-name="T31_8"><text:s/></text:span><text:span text:style-name="T31_9">that</text:span><text:span text:style-name="T31_10"><text:s/></text:span><text:span text:style-name="T31_11">we</text:span><text:span text:style-name="T31_12"><text:s/></text:span><text:span text:style-name="T31_13">are</text:span><text:span text:style-name="T31_14"><text:s/></text:span><text:span text:style-name="T31_15">fully</text:span><text:span text:style-name="T31_16"><text:s/></text:span><text:span text:style-name="T31_17">aware</text:span><text:span text:style-name="T31_18"><text:s/></text:span><text:span text:style-name="T31_19">of</text:span><text:span text:style-name="T31_20"><text:s/></text:span><text:span text:style-name="T31_21">the</text:span><text:span text:style-name="T31_22"><text:s/></text:span><text:span text:style-name="T31_23">rules</text:span><text:span text:style-name="T31_24"><text:s/></text:span><text:span text:style-name="T31_25">and</text:span><text:span text:style-name="T31_26"><text:s/></text:span><text:span text:style-name="T31_27">consequences</text:span><text:span text:style-name="T31_28"><text:s/></text:span><text:span text:style-name="T31_29">of</text:span><text:span text:style-name="T31_30"><text:s/></text:span><text:span text:style-name="T31_31">plagiarism</text:span><text:span text:style-name="T31_32">,<text:s/></text:span><text:span text:style-name="T31_33">as</text:span><text:span text:style-name="T31_34"><text:s/></text:span><text:span text:style-name="T31_35">set</text:span><text:span text:style-name="T31_36"><text:s/></text:span><text:span text:style-name="T31_37">forth</text:span><text:span text:style-name="T31_38"><text:s/></text:span><text:span text:style-name="T31_39">by</text:span><text:span text:style-name="T31_40"><text:s/></text:span><text:span text:style-name="T31_41">the</text:span><text:span text:style-name="T31_42"><text:s/></text:span><text:span text:style-name="T31_43">Department</text:span><text:span text:style-name="T31_44"><text:s/></text:span><text:span text:style-name="T31_45">of</text:span><text:span text:style-name="T31_46"><text:s/></text:span><text:span text:style-name="T31_47">Computer</text:span><text:span text:style-name="T31_48"><text:s/></text:span><text:span text:style-name="T31_49">Science</text:span><text:span text:style-name="T31_50"><text:s/></text:span><text:span text:style-name="T31_51">and</text:span><text:span text:style-name="T31_52"><text:s/></text:span><text:span text:style-name="T31_53">the</text:span><text:span text:style-name="T31_54"><text:s/></text:span><text:span text:style-name="T31_55">University</text:span><text:span text:style-name="T31_56"><text:s/></text:span><text:span text:style-name="T31_57">of</text:span><text:span text:style-name="T31_58"><text:s/></text:span><text:span text:style-name="T31_59">British</text:span><text:span text:style-name="T31_60"><text:s/></text:span><text:span text:style-name="T31_61">Columbia</text:span><text:span text:style-name="T31_62">.</text:span></text:p>
      <text:p text:style-name="P32"/>
      <text:p text:style-name="P33"><text:span text:style-name="T33_1"><text:s text:c="2"/></text:span></text:p>
      <text:p text:style-name="P34"><text:span text:style-name="T34_1"><text:s/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